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214dc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214dc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XXXI</text:span><text:span text:style-name="T5">V</text:span></text:p>
      <text:p text:style-name="P2"><text:span text:style-name="T6">Даша стояла около машины вместе с Джейн. Теплый ветер ласково развевал ее волосы. Догорающий закат предвещал тихую звездную ночь. Приехавшие Павел и Евгений подошли к девушкам, улыбаясь. Алехин взял Дашу под руку и спокойно повел к вертолету. Евгений и Джейн проводили их взглядами. Вертолет медленно поднимался в воздух, распространяя легкие порывы ветра от крутящихся лопастей. </text:span></text:p>
      <text:p text:style-name="P2"><text:span text:style-name="T6">–Джейн, тут есть одно дело. Тебе же известно о дне рождения Дарьи Дмитриевны? </text:span></text:p>
      <text:p text:style-name="P2"><text:span text:style-name="T6">–Да, разумеется, только не думай даже говорить об этом Павлу Данииловичу.</text:span></text:p>
      <text:p text:style-name="P2"><text:span text:style-name="T6">–Он сам все прекрасно знает и готовит ей грандиозный подарок. Собственно, с этим дело и связано.</text:span></text:p>
      <text:p text:style-name="P2"><text:span text:style-name="T6">–В таком случае, я тебя внимательно слушаю. </text:span></text:p>
      <text:p text:style-name="P2"><text:span text:style-name="T6">–Ты же слышала о празднике, который намечается в ближайшие дни в Таиланде?</text:span></text:p>
      <text:p text:style-name="P2"><text:span text:style-name="T6">–Это тот, на котором проходит конкурс «Золотой диадемы»? </text:span></text:p>
      <text:p text:style-name="P2"><text:span text:style-name="T6">–Да, именно. Павел хочет выиграть этот конкурс.</text:span></text:p>
      <text:p text:style-name="P2"><text:span text:style-name="T6">–Немыслимо. Это же практически невозможно. Там нужно быть профессиональным танцором, а он не занимался уже несколько лет. К тому же конкурс для пар.</text:span></text:p>
      <text:p text:style-name="P2"><text:span text:style-name="T6">–Наша задача подготовить их. Алехина я беру на себя, ну а ты, получается, будешь учить Дарью Дмитриевну.</text:span></text:p>
      <text:p text:style-name="P2"><text:span text:style-name="T6">–Научить человека профессионально танцевать с нуля. Что может быть проще? Ладно, я берусь за это.</text:span></text:p>
      <text:p text:style-name="P2"><text:soft-page-break/><text:span text:style-name="T6">–В Таиланд вылетаем завтра в 8 вечера. Ну а пока я предлагаю поужинать. Я знаю прекрасный ресторан.</text:span></text:p>
      <text:p text:style-name="P2"><text:span text:style-name="T6">–Принимаю, ваше предложение, – кокетливо сказала девушка, садясь в машину. </text:span></text:p>
      <text:p text:style-name="P2"><text:span text:style-name="T6">Евгений сел на водительское сидение и резко выехав со стоянки, направился в сторону города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41:14.930000000</meta:creation-date>
    <dc:date>2022-05-15T19:41:35.887000000</dc:date>
    <meta:editing-duration>PT21S</meta:editing-duration>
    <meta:editing-cycles>1</meta:editing-cycles>
    <meta:document-statistic meta:table-count="0" meta:image-count="0" meta:object-count="0" meta:page-count="2" meta:paragraph-count="15" meta:word-count="225" meta:character-count="1470" meta:non-whitespace-character-count="1253"/>
    <meta:generator>LibreOffice/7.2.2.2$Windows_X86_64 LibreOffice_project/02b2acce88a210515b4a5bb2e46cbfb63fe97d56</meta:generator>
  </office:meta>
</office:document-meta>
</file>